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5.539cm" style:use-optimal-column-width="false"/>
    </style:style>
    <style:style style:name="co3" style:family="table-column">
      <style:table-column-properties style:column-width="4.975cm" style:use-optimal-column-width="false"/>
    </style:style>
    <style:style style:name="co4" style:family="table-column">
      <style:table-column-properties style:column-width="5.23cm" style:use-optimal-column-width="false"/>
    </style:style>
    <style:style style:name="co5" style:family="table-column">
      <style:table-column-properties style:column-width="4.87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34cm"/>
    </style:style>
    <style:style style:name="ro3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text-align="center" style:text-autospace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0422 – 2016/2<text:line-break/>Sistemas Operaciona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xercício-programa 1</text:p>
            <text:p>Profº Daniel Macêdo Batista</text:p>
            <text:p/>
            <text:p>Vítor Kei Taira Tamada - 851625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1">Arquitetura do shel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tura do she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H : getcwd()</text:p>
                <text:list>
                  <text:list-item>
                    <text:p>AUX : sprintf()</text:p>
                  </text:list-item>
                </text:list>
                <text:p/>
              </text:list-item>
              <text:list-item>
                <text:p>CMD : readline()</text:p>
                <text:list>
                  <text:list-item>
                    <text:p>add_history(CMD)</text:p>
                  </text:list-item>
                  <text:list-item>
                    <text:p>arguments(CM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tura do 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d = fork()</text:p>
                <text:list>
                  <text:list-item>
                    <text:p>0 : child</text:p>
                    <text:list>
                      <text:list-item>
                        <text:p>chmod()</text:p>
                        <text:list>
                          <text:list-item>
                            <text:p>Octal → Decimal</text:p>
                          </text:list-item>
                        </text:list>
                      </text:list-item>
                      <text:list-item>
                        <text:p>Id : getuid()</text:p>
                      </text:list-item>
                      <text:list-item>
                        <text:p>execve()</text:p>
                      </text:list-item>
                    </text:list>
                  </text:list-item>
                  <text:list-item>
                    <text:p>-1 : error</text:p>
                  </text:list-item>
                  <text:list-item>
                    <text:p>1 : parent</text:p>
                    <text:list>
                      <text:list-item>
                        <text:p>waitpid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1">Escalonador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calonad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ções próprias – organização</text:p>
              </text:list-item>
              <text:list-item>
                <text:p>Listas ligadas de structs</text:p>
              </text:list-item>
              <text:list-item>
                <text:p>Entradas: script em python disponibilizado no Fórum de dúvidas do PACA</text:p>
                <text:p/>
              </text:list-item>
              <text:list-item>
                <text:p>Problemas: Um escalonador não feito (múltiplas filas) e outro com problema (SRT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rst-Come First-Served (FCF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ertFCFS()</text:p>
                <text:list>
                  <text:list-item>
                    <text:p>Critério: t0</text:p>
                  </text:list-item>
                </text:list>
              </text:list-item>
              <text:list-item>
                <text:p>parseFCFS()</text:p>
                <text:list>
                  <text:list-item>
                    <text:p>insertFCFS()</text:p>
                  </text:list-item>
                </text:list>
              </text:list-item>
              <text:list-item>
                <text:p>exec_proc_FCFS()</text:p>
              </text:list-item>
              <text:list-item>
                <text:p>FCFS()</text:p>
                <text:list>
                  <text:list-item>
                    <text:p>exec_proc_FCF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CFS - Resulta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30 arquivos de trace para cada número de processos</text:p>
                <text:list>
                  <text:list-item>
                    <text:p>10 processos por arquivo</text:p>
                  </text:list-item>
                  <text:list-item>
                    <text:p>50 processos por arquivo</text:p>
                  </text:list-item>
                  <text:list-item>
                    <text:p>150 processos por arquivo</text:p>
                    <text:p/>
                  </text:list-item>
                  <text:list-item>
                    <text:p>2 processos chegando por segundo</text:p>
                    <text:p/>
                  </text:list-item>
                  <text:list-item>
                    <text:p>Proporção de <text:span text:style-name="T2">deadline</text:span><text:span text:style-name="T3"> em relação ao </text:span><text:span text:style-name="T2">dt</text:span><text:span text:style-name="T3"> do processo: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CFS - Resulta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standard" draw:layer="layout" svg:width="29.083cm" svg:height="4.337cm" svg:x="-0.868cm" svg:y="5.1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Número de processos</text:p>
              </table:table-cell>
              <table:table-cell>
                <text:p text:style-name="P3">I.C.</text:p>
              </table:table-cell>
              <table:table-cell>
                <text:p text:style-name="P3">Desvio padrão</text:p>
              </table:table-cell>
              <table:table-cell>
                <text:p text:style-name="P3">Média absoluta</text:p>
              </table:table-cell>
              <table:table-cell>
                <text:p text:style-name="P3">Média relativa</text:p>
              </table:table-cell>
            </table:table-row>
            <table:table-row table:style-name="ro2" table:default-cell-style-name="ce1">
              <table:table-cell>
                <text:p text:style-name="P3">10</text:p>
              </table:table-cell>
              <table:table-cell>
                <text:p text:style-name="P3">[4.2641, 5.2026]</text:p>
              </table:table-cell>
              <table:table-cell>
                <text:p text:style-name="P3">1.311312</text:p>
              </table:table-cell>
              <table:table-cell>
                <text:p text:style-name="P3">4.733</text:p>
              </table:table-cell>
              <table:table-cell>
                <text:p text:style-name="P3">47.33%</text:p>
              </table:table-cell>
            </table:table-row>
            <table:table-row table:style-name="ro3" table:default-cell-style-name="ce1">
              <table:table-cell>
                <text:p text:style-name="P3">50</text:p>
              </table:table-cell>
              <table:table-cell>
                <text:p text:style-name="P3">[7.0250, 11.3750]</text:p>
              </table:table-cell>
              <table:table-cell>
                <text:p text:style-name="P3">6.078062</text:p>
              </table:table-cell>
              <table:table-cell>
                <text:p text:style-name="P3">9.2</text:p>
              </table:table-cell>
              <table:table-cell>
                <text:p text:style-name="P3">18.40%</text:p>
              </table:table-cell>
            </table:table-row>
            <table:table-row table:style-name="ro1" table:default-cell-style-name="ce1">
              <table:table-cell>
                <text:p text:style-name="P3">150</text:p>
              </table:table-cell>
              <table:table-cell>
                <text:p text:style-name="P3">[6.0728, 10.1272]</text:p>
              </table:table-cell>
              <table:table-cell>
                <text:p text:style-name="P3">5.66512</text:p>
              </table:table-cell>
              <table:table-cell>
                <text:p text:style-name="P3">8.1</text:p>
              </table:table-cell>
              <table:table-cell>
                <text:p text:style-name="P3">5.4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19.724cm" svg:height="11.094cm" svg:x="4.138cm" svg:y="9.90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ortest Remaining Time Next (SRTN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tSRTN()</text:p>
                <text:list>
                  <text:list-item>
                    <text:p>Critérios: t0 &amp; dt</text:p>
                  </text:list-item>
                </text:list>
              </text:list-item>
              <text:list-item>
                <text:p>parseSRTN()</text:p>
                <text:list>
                  <text:list-item>
                    <text:p>insertSRTN()</text:p>
                  </text:list-item>
                </text:list>
              </text:list-item>
              <text:list-item>
                <text:p>SRTNInsert()</text:p>
                <text:list>
                  <text:list-item>
                    <text:p>Outra lista</text:p>
                  </text:list-item>
                  <text:list-item>
                    <text:p>new-&gt;dt vs (p-&gt;dt – p-&gt;pDelta)</text:p>
                  </text:list-item>
                </text:list>
              </text:list-item>
              <text:list-item>
                <text:p>exec_proc_SRTN()</text:p>
              </text:list-item>
              <text:list-item>
                <text:p>SRTN()</text:p>
                <text:list>
                  <text:list-item>
                    <text:p>exec_proc_SRT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4">FI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22:28:38.277670377</meta:creation-date>
    <dc:date>2016-09-12T02:45:25.671325730</dc:date>
    <meta:editing-duration>PT1H30M31S</meta:editing-duration>
    <meta:editing-cycles>49</meta:editing-cycles>
    <meta:generator>LibreOffice/4.2.8.2$Linux_X86_64 LibreOffice_project/420m0$Build-2</meta:generator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25cm" svg:height="11.095cm" xlink:href="." xlink:type="simple" chart:class="chart:bar" chart:style-name="ch1">
        <chart:legend chart:legend-position="end" svg:x="17.621cm" svg:y="4.75cm" style:legend-expansion="high" chart:style-name="ch2"/>
        <chart:plot-area chart:style-name="ch3" chart:data-source-has-labels="both" svg:x="0.394cm" svg:y="0.221cm" svg:width="16.833cm" svg:height="10.653cm">
          <chartooo:coordinate-region svg:x="2.894cm" svg:y="0.221cm" svg:width="14.146cm" svg:height="10.00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</table:table-cell>
              <table:table-cell office:value-type="string">
                <text:p>Absoluto</text:p>
              </table:table-cell>
              <table:table-cell office:value-type="string">
                <text:p>Max</text:p>
              </table:table-cell>
            </table:table-row>
          </table:table-header-rows>
          <table:table-rows>
            <table:table-row>
              <table:table-cell office:value-type="string">
                <text:p>150 processos</text:p>
              </table:table-cell>
              <table:table-cell office:value-type="float" office:value="6.0728">
                <text:p>6.0728</text:p>
              </table:table-cell>
              <table:table-cell office:value-type="float" office:value="8.1">
                <text:p>8.1</text:p>
              </table:table-cell>
              <table:table-cell office:value-type="float" office:value="10.1272">
                <text:p>10.1272</text:p>
              </table:table-cell>
            </table:table-row>
            <table:table-row>
              <table:table-cell office:value-type="string">
                <text:p>50 processos</text:p>
              </table:table-cell>
              <table:table-cell office:value-type="float" office:value="7.025">
                <text:p>7.025</text:p>
              </table:table-cell>
              <table:table-cell office:value-type="float" office:value="9.2">
                <text:p>9.2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string">
                <text:p>10 processos</text:p>
              </table:table-cell>
              <table:table-cell office:value-type="float" office:value="4.2641">
                <text:p>4.2641</text:p>
              </table:table-cell>
              <table:table-cell office:value-type="float" office:value="4.7333">
                <text:p>4.7333</text:p>
              </table:table-cell>
              <table:table-cell office:value-type="float" office:value="5.2026">
                <text:p>5.2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